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999999" draw:marker-start-width="0.242cm" draw:marker-end-width="0.242cm" draw:fill="solid" draw:fill-color="#158466" draw:opacity="50%" draw:textarea-horizontal-align="justify" draw:textarea-vertical-align="middle" draw:auto-grow-height="false" fo:min-height="0.722cm" fo:min-width="0.4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999999" draw:marker-start-width="0.242cm" draw:marker-end-width="0.242cm" draw:fill="none" draw:textarea-horizontal-align="justify" draw:textarea-vertical-align="middle" draw:auto-grow-height="false" fo:min-height="0.722cm" fo:min-width="0.4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999999" draw:marker-start-width="0.242cm" draw:marker-end-width="0.242cm" draw:fill="solid" draw:fill-color="#158466" draw:opacity="50%" draw:textarea-horizontal-align="justify" draw:textarea-vertical-align="middle" draw:auto-grow-height="false" fo:min-height="0.722cm" fo:min-width="0.472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716cm" fo:min-width="2.466cm" fo:padding-top="0.142cm" fo:padding-bottom="0.142cm" fo:padding-left="0.267cm" fo:padding-right="0.267cm"/>
    </style:style>
    <style:style style:name="gr5" style:family="graphic" style:parent-style-name="standard">
      <style:graphic-properties svg:stroke-color="#158466" draw:fill-color="#158466" draw:opacity="50%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158466" draw:fill="solid" draw:fill-color="#158466" draw:opacity="50%" draw:textarea-vertical-align="middle"/>
    </style:style>
    <style:style style:name="gr7" style:family="graphic" style:parent-style-name="standard">
      <style:graphic-properties svg:stroke-width="0.028cm" svg:stroke-color="#999999" draw:marker-start-width="0.242cm" draw:marker-end-width="0.242cm" draw:fill="none" draw:textarea-horizontal-align="justify" draw:textarea-vertical-align="middle" draw:auto-grow-height="false" fo:min-height="1.222cm" fo:min-width="0.97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999999" draw:marker-start-width="0.242cm" draw:marker-end-width="0.242cm" draw:fill="solid" draw:fill-color="#158466" draw:opacity="50%" draw:textarea-horizontal-align="justify" draw:textarea-vertical-align="middle" draw:auto-grow-height="false" fo:min-height="1.222cm" fo:min-width="0.972cm" fo:padding-top="0.139cm" fo:padding-bottom="0.139cm" fo:padding-left="0.264cm" fo:padding-right="0.264cm"/>
    </style:style>
    <style:style style:name="gr9" style:family="graphic" style:parent-style-name="standard">
      <style:graphic-properties draw:stroke="dash" draw:stroke-dash="Double_20_Dot" svg:stroke-width="0.035cm" svg:stroke-color="#999999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Double_20_Dash"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Double_20_Dash" svg:stroke-width="0.028cm" svg:stroke-color="#000000" draw:marker-start-width="0.242cm" draw:marker-end-width="0.242cm" draw:fill="solid" draw:fill-color="#ffffff" draw:opacity="100%" draw:textarea-vertical-align="middle" fo:min-height="0.484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>
      <style:graphic-properties svg:stroke-width="0.028cm" svg:stroke-color="#999999" draw:marker-start-width="0.242cm" draw:marker-end-width="0.242cm" draw:fill="solid" draw:fill-color="#158466" draw:opacity="70%" draw:textarea-horizontal-align="justify" draw:textarea-vertical-align="middle" draw:auto-grow-height="false" fo:min-height="0.722cm" fo:min-width="0.472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999999" draw:marker-start-width="0.242cm" draw:marker-end-width="0.242cm" draw:fill="solid" draw:fill-color="#158466" draw:opacity="70%" draw:textarea-horizontal-align="justify" draw:textarea-vertical-align="middle" draw:auto-grow-height="false" fo:min-height="0.722cm" fo:min-width="0.472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>
      <style:graphic-properties svg:stroke-width="0.028cm" svg:stroke-color="#999999" draw:marker-start-width="0.242cm" draw:marker-end-width="0.242cm" draw:fill="solid" draw:fill-color="#158466" draw:opacity="30%" draw:textarea-horizontal-align="justify" draw:textarea-vertical-align="middle" draw:auto-grow-height="false" fo:min-height="0.722cm" fo:min-width="0.472cm" fo:padding-top="0.139cm" fo:padding-bottom="0.139cm" fo:padding-left="0.264cm" fo:padding-right="0.264cm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28cm" svg:stroke-color="#999999" draw:marker-start-width="0.242cm" draw:marker-end-width="0.242cm" draw:fill="solid" draw:fill-color="#158466" draw:opacity="50%" draw:textarea-horizontal-align="justify" draw:textarea-vertical-align="middle" draw:auto-grow-height="false" fo:min-height="2.722cm" fo:min-width="2.472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999999" draw:marker-start-width="0.242cm" draw:marker-end-width="0.242cm" draw:fill="solid" draw:fill-color="#158466" draw:opacity="70%" draw:textarea-horizontal-align="justify" draw:textarea-vertical-align="middle" draw:auto-grow-height="false" fo:min-height="2.722cm" fo:min-width="2.472cm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999999" draw:marker-start-width="0.242cm" draw:marker-end-width="0.242cm" draw:fill="none" draw:fill-color="#ff860d" draw:opacity="50%" draw:textarea-horizontal-align="justify" draw:textarea-vertical-align="middle" draw:auto-grow-height="false" fo:min-height="2.722cm" fo:min-width="2.472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999999" draw:marker-start-width="0.242cm" draw:marker-end-width="0.242cm" draw:fill="solid" draw:fill-color="#158466" draw:opacity="90%" draw:textarea-horizontal-align="justify" draw:textarea-vertical-align="middle" draw:auto-grow-height="false" fo:min-height="2.722cm" fo:min-width="2.472cm" fo:padding-top="0.139cm" fo:padding-bottom="0.139cm" fo:padding-left="0.264cm" fo:padding-right="0.264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716cm" fo:min-width="5.466cm" fo:padding-top="0.142cm" fo:padding-bottom="0.142cm" fo:padding-left="0.267cm" fo:padding-right="0.267cm"/>
    </style:style>
    <style:style style:name="gr22" style:family="graphic" style:parent-style-name="standard">
      <style:graphic-properties draw:stroke="solid" draw:stroke-dash="Double_20_Dash" svg:stroke-width="0.018cm" svg:stroke-color="#000000" draw:marker-start-width="0.227cm" draw:marker-end-width="0.227cm" svg:stroke-opacity="50%" draw:fill="solid" draw:fill-color="#ffffff" draw:opacity="100%" draw:textarea-vertical-align="middle" draw:auto-grow-height="false" fo:min-height="0.384cm" fo:padding-top="0.134cm" fo:padding-bottom="0.134cm" fo:padding-left="0.259cm" fo:padding-right="0.259cm"/>
      <style:paragraph-properties style:writing-mode="lr-tb"/>
    </style:style>
    <style:style style:name="gr23" style:family="graphic" style:parent-style-name="objectwithoutfill">
      <style:graphic-properties svg:stroke-width="0.035cm" svg:stroke-color="#000000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draw:stroke-dash="Double_20_Dash" svg:stroke-width="0.028cm" svg:stroke-color="#000000" draw:marker-start-width="0.242cm" draw:marker-end-width="0.242cm" draw:fill="none" draw:fill-color="#ffffff" draw:opacity="100%" draw:textarea-vertical-align="middle" fo:min-height="0.484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>
      <style:graphic-properties svg:stroke-width="0.028cm" svg:stroke-color="#999999" draw:marker-start-width="0.242cm" draw:marker-end-width="0.242cm" draw:fill="solid" draw:fill-color="#ffe0c1" draw:opacity="100%" draw:textarea-horizontal-align="justify" draw:textarea-vertical-align="middle" draw:auto-grow-height="false" fo:min-height="2.722cm" fo:min-width="2.472cm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999999" draw:marker-start-width="0.242cm" draw:marker-end-width="0.242cm" draw:fill="solid" draw:fill-color="#ffdbb6" draw:opacity="100%" draw:textarea-horizontal-align="justify" draw:textarea-vertical-align="middle" draw:auto-grow-height="false" fo:min-height="2.722cm" fo:min-width="2.472cm" fo:padding-top="0.139cm" fo:padding-bottom="0.139cm" fo:padding-left="0.264cm" fo:padding-right="0.264cm"/>
    </style:style>
    <style:style style:name="gr27" style:family="graphic" style:parent-style-name="standard">
      <style:graphic-properties svg:stroke-width="0.028cm" svg:stroke-color="#999999" draw:marker-start-width="0.242cm" draw:marker-end-width="0.242cm" draw:fill="solid" draw:fill-color="#fcca96" draw:opacity="100%" draw:textarea-horizontal-align="justify" draw:textarea-vertical-align="middle" draw:auto-grow-height="false" fo:min-height="2.722cm" fo:min-width="2.472cm" fo:padding-top="0.139cm" fo:padding-bottom="0.139cm" fo:padding-left="0.264cm" fo:padding-right="0.264cm"/>
    </style:style>
    <style:style style:name="gr28" style:family="graphic" style:parent-style-name="standard">
      <style:graphic-properties svg:stroke-width="0.028cm" svg:stroke-color="#999999" draw:marker-start-width="0.242cm" draw:marker-end-width="0.242cm" draw:fill="solid" draw:fill-color="#fcb56a" draw:opacity="100%" draw:textarea-horizontal-align="justify" draw:textarea-vertical-align="middle" draw:auto-grow-height="false" fo:min-height="2.722cm" fo:min-width="2.472cm" fo:padding-top="0.139cm" fo:padding-bottom="0.139cm" fo:padding-left="0.264cm" fo:padding-right="0.264cm"/>
    </style:style>
    <style:style style:name="gr29" style:family="graphic" style:parent-style-name="standard">
      <style:graphic-properties svg:stroke-width="0.028cm" svg:stroke-color="#999999" draw:marker-start-width="0.242cm" draw:marker-end-width="0.242cm" draw:fill="solid" draw:fill-color="#feb467" draw:opacity="100%" draw:textarea-horizontal-align="justify" draw:textarea-vertical-align="middle" draw:auto-grow-height="false" fo:min-height="2.722cm" fo:min-width="2.472cm" fo:padding-top="0.139cm" fo:padding-bottom="0.139cm" fo:padding-left="0.264cm" fo:padding-right="0.264cm"/>
    </style:style>
    <style:style style:name="gr30" style:family="graphic" style:parent-style-name="standard">
      <style:graphic-properties svg:stroke-width="0.028cm" svg:stroke-color="#999999" draw:marker-start-width="0.242cm" draw:marker-end-width="0.242cm" draw:fill="solid" draw:fill-color="#ffdfbd" draw:opacity="100%" draw:textarea-horizontal-align="justify" draw:textarea-vertical-align="middle" draw:auto-grow-height="false" fo:min-height="2.722cm" fo:min-width="2.472cm" fo:padding-top="0.139cm" fo:padding-bottom="0.139cm" fo:padding-left="0.264cm" fo:padding-right="0.264cm"/>
    </style:style>
    <style:style style:name="gr31" style:family="graphic" style:parent-style-name="standard">
      <style:graphic-properties svg:stroke-width="0.028cm" svg:stroke-color="#999999" draw:marker-start-width="0.242cm" draw:marker-end-width="0.242cm" draw:fill="solid" draw:fill-color="#ffc68a" draw:opacity="100%" draw:textarea-horizontal-align="justify" draw:textarea-vertical-align="middle" draw:auto-grow-height="false" fo:min-height="2.722cm" fo:min-width="2.472cm" fo:padding-top="0.139cm" fo:padding-bottom="0.139cm" fo:padding-left="0.264cm" fo:padding-right="0.264cm"/>
    </style:style>
    <style:style style:name="gr32" style:family="graphic" style:parent-style-name="objectwithoutfill">
      <style:graphic-properties svg:stroke-width="0.053cm" svg:stroke-color="#80808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808080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draw:stroke-dash="Double_20_Dash" svg:stroke-width="0.053cm" svg:stroke-color="#000000" draw:marker-start-width="0.279cm" draw:marker-end-width="0.279cm" draw:fill="none" draw:fill-color="#ffffff" draw:opacity="100%" draw:textarea-vertical-align="middle" fo:min-height="0.725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solid" draw:stroke-dash="Double_20_Dash" svg:stroke-width="0.028cm" svg:stroke-color="#000000" draw:marker-start-width="0.242cm" draw:marker-end-width="0.242cm" draw:fill="solid" draw:fill-color="#ffffff" draw:opacity="100%" draw:textarea-vertical-align="middle" draw:auto-grow-height="false" fo:min-height="0.822cm" fo:padding-top="0.139cm" fo:padding-bottom="0.139cm" fo:padding-left="0.264cm" fo:padding-right="0.264cm"/>
      <style:paragraph-properties style:writing-mode="lr-tb"/>
    </style:style>
    <style:style style:name="gr36" style:family="graphic" style:parent-style-name="objectwithoutfill">
      <style:graphic-properties svg:stroke-width="0.053cm" svg:stroke-color="#bf0041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bf0041" draw:marker-start="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bf0041" draw:marker-start-width="0.279cm" draw:marker-end-width="0.279cm" draw:fill-color="#bf0041" draw:opacity="10%" draw:textarea-horizontal-align="justify" draw:textarea-vertical-align="middle" draw:auto-grow-height="false" fo:min-height="1.112cm" fo:min-width="2.278cm" fo:padding-top="0.151cm" fo:padding-bottom="0.151cm" fo:padding-left="0.276cm" fo:padding-right="0.276cm"/>
      <style:paragraph-properties style:writing-mode="lr-tb"/>
    </style:style>
    <style:style style:name="gr39" style:family="graphic" style:parent-style-name="objectwithoutfill">
      <style:graphic-properties svg:stroke-width="0.053cm" svg:stroke-color="#bf0041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solid" draw:stroke-dash="Double_20_Dash" svg:stroke-width="0.053cm" svg:stroke-color="#c9211e" draw:marker-start-width="0.279cm" draw:marker-end-width="0.279cm" draw:fill="solid" draw:fill-color="#ffffff" draw:opacity="100%" draw:textarea-vertical-align="middle" draw:auto-grow-height="false" fo:min-height="0.822cm" fo:padding-top="0.151cm" fo:padding-bottom="0.151cm" fo:padding-left="0.276cm" fo:padding-right="0.276cm"/>
      <style:paragraph-properties style:writing-mode="lr-tb"/>
    </style:style>
    <style:style style:name="gr41" style:family="graphic" style:parent-style-name="objectwithoutfill">
      <style:graphic-properties draw:stroke="dash" draw:stroke-dash="Long_20_Dash" svg:stroke-width="0.053cm" svg:stroke-color="#bf0041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solid" draw:stroke-dash="Double_20_Dash" svg:stroke-width="0.081cm" svg:stroke-color="#000000" draw:marker-start-width="0.321cm" draw:marker-end-width="0.321cm" draw:fill="solid" draw:fill-color="#ffffff" draw:opacity="100%" draw:textarea-vertical-align="middle" fo:min-height="1.722cm" fo:padding-top="0.165cm" fo:padding-bottom="0.165cm" fo:padding-left="0.29cm" fo:padding-right="0.29cm"/>
      <style:paragraph-properties style:writing-mode="lr-tb"/>
    </style:style>
    <style:style style:name="gr43" style:family="graphic" style:parent-style-name="objectwithoutfill">
      <style:graphic-properties svg:stroke-width="0.053cm" svg:stroke-color="#ff8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Long_20_Dash" svg:stroke-width="0.053cm" svg:stroke-color="#069a2e" draw:marker-start="Symmetric_20_Arrow" draw:marker-start-width="0.379cm" draw:marker-end="Symmetric_20_Arrow" draw:marker-end-width="0.379cm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069a2e" draw:marker-start="Symmetric_20_Arrow" draw:marker-start-width="0.379cm" draw:marker-end="Symmetric_20_Arrow" draw:marker-end-width="0.379cm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solid" draw:stroke-dash="Double_20_Dash" svg:stroke-width="0.053cm" svg:stroke-color="#069a2e" draw:marker-start-width="0.279cm" draw:marker-end-width="0.279cm" draw:fill="solid" draw:fill-color="#ffffff" draw:opacity="100%" draw:textarea-vertical-align="middle" draw:auto-grow-height="false" fo:min-height="0.822cm" fo:padding-top="0.151cm" fo:padding-bottom="0.151cm" fo:padding-left="0.276cm" fo:padding-right="0.276cm"/>
      <style:paragraph-properties style:writing-mode="lr-tb"/>
    </style:style>
    <style:style style:name="gr47" style:family="graphic" style:parent-style-name="objectwithoutfill">
      <style:graphic-properties draw:stroke="dash" draw:stroke-dash="Long_20_Dash"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158466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58466" draw:opacity="50%"/>
      <style:paragraph-properties fo:text-align="center" style:writing-mode="lr-tb"/>
    </style:style>
    <style:style style:name="P4" style:family="paragraph">
      <loext:graphic-properties draw:fill-color="#158466" draw:opacity="50%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 draw:opacity="100%"/>
      <style:paragraph-properties fo:text-align="center" style:writing-mode="lr-tb"/>
      <style:text-properties style:font-name="Linux Libertine G" fo:font-size="12pt" fo:font-style="normal" style:font-size-asian="12pt" style:font-style-asian="normal" style:font-size-complex="12pt" style:font-style-complex="normal"/>
    </style:style>
    <style:style style:name="P8" style:family="paragraph">
      <loext:graphic-properties draw:fill="solid" draw:fill-color="#158466" draw:opacity="70%"/>
      <style:paragraph-properties fo:text-align="center"/>
    </style:style>
    <style:style style:name="P9" style:family="paragraph">
      <loext:graphic-properties draw:fill="solid" draw:fill-color="#158466" draw:opacity="70%"/>
      <style:paragraph-properties fo:text-align="center" style:writing-mode="lr-tb"/>
    </style:style>
    <style:style style:name="P10" style:family="paragraph">
      <loext:graphic-properties draw:fill="solid" draw:fill-color="#158466" draw:opacity="30%"/>
      <style:paragraph-properties fo:text-align="center" style:writing-mode="lr-tb"/>
    </style:style>
    <style:style style:name="P11" style:family="paragraph">
      <loext:graphic-properties draw:fill="none" draw:fill-color="#ff860d" draw:opacity="50%"/>
      <style:paragraph-properties fo:text-align="center"/>
    </style:style>
    <style:style style:name="P12" style:family="paragraph">
      <loext:graphic-properties draw:fill="solid" draw:fill-color="#158466" draw:opacity="90%"/>
      <style:paragraph-properties fo:text-align="center"/>
    </style:style>
    <style:style style:name="P13" style:family="paragraph">
      <loext:graphic-properties draw:fill="none" draw:fill-color="#ffffff" draw:opacity="100%"/>
      <style:paragraph-properties fo:text-align="center" style:writing-mode="lr-tb"/>
      <style:text-properties style:font-name="Linux Libertine G" fo:font-size="12pt" fo:font-style="normal" style:font-size-asian="12pt" style:font-style-asian="normal" style:font-size-complex="12pt" style:font-style-complex="normal"/>
    </style:style>
    <style:style style:name="P14" style:family="paragraph">
      <loext:graphic-properties draw:fill="solid" draw:fill-color="#ffe0c1" draw:opacity="100%"/>
      <style:paragraph-properties fo:text-align="center"/>
    </style:style>
    <style:style style:name="P15" style:family="paragraph">
      <loext:graphic-properties draw:fill="solid" draw:fill-color="#ffdbb6" draw:opacity="100%"/>
      <style:paragraph-properties fo:text-align="center"/>
    </style:style>
    <style:style style:name="P16" style:family="paragraph">
      <loext:graphic-properties draw:fill="solid" draw:fill-color="#fcca96" draw:opacity="100%"/>
      <style:paragraph-properties fo:text-align="center"/>
    </style:style>
    <style:style style:name="P17" style:family="paragraph">
      <loext:graphic-properties draw:fill="solid" draw:fill-color="#fcb56a" draw:opacity="100%"/>
      <style:paragraph-properties fo:text-align="center"/>
    </style:style>
    <style:style style:name="P18" style:family="paragraph">
      <loext:graphic-properties draw:fill="solid" draw:fill-color="#feb467" draw:opacity="100%"/>
      <style:paragraph-properties fo:text-align="center"/>
    </style:style>
    <style:style style:name="P19" style:family="paragraph">
      <loext:graphic-properties draw:fill="solid" draw:fill-color="#ffdfbd" draw:opacity="100%"/>
      <style:paragraph-properties fo:text-align="center"/>
    </style:style>
    <style:style style:name="P20" style:family="paragraph">
      <loext:graphic-properties draw:fill="solid" draw:fill-color="#ffc68a" draw:opacity="100%"/>
      <style:paragraph-properties fo:text-align="center"/>
    </style:style>
    <style:style style:name="P21" style:family="paragraph">
      <loext:graphic-properties draw:fill="none" draw:fill-color="#ffffff" draw:opacity="100%"/>
      <style:paragraph-properties fo:text-align="center" style:writing-mode="lr-tb"/>
      <style:text-properties fo:color="#808080" style:font-name="Linux Libertine G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2" style:family="paragraph">
      <style:paragraph-properties fo:text-align="center" style:writing-mode="lr-tb"/>
      <style:text-properties fo:color="#bf0041" style:font-name="Linux Libertine G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3" style:family="paragraph">
      <loext:graphic-properties draw:fill-color="#bf0041" draw:opacity="10%"/>
      <style:paragraph-properties fo:text-align="center" style:writing-mode="lr-tb"/>
      <style:text-properties fo:color="#bf0041" style:font-name="Linux Libertine G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>
      <style:paragraph-properties fo:text-align="center" style:writing-mode="lr-tb"/>
      <style:text-properties fo:color="#bf0041" style:font-name="Linux Libertine G" fo:font-size="16pt" fo:font-weight="normal" style:font-size-asian="16pt" style:font-weight-asian="normal" style:font-size-complex="16pt" style:font-weight-complex="normal"/>
    </style:style>
    <style:style style:name="P25" style:family="paragraph">
      <loext:graphic-properties draw:fill-color="#bf0041" draw:opacity="10%"/>
      <style:paragraph-properties fo:text-align="center" style:writing-mode="lr-tb"/>
      <style:text-properties fo:color="#bf0041" style:font-name="Linux Libertine G" fo:font-size="16pt" fo:font-weight="normal" style:font-size-asian="16pt" style:font-weight-asian="normal" style:font-size-complex="16pt" style:font-weight-complex="normal"/>
    </style:style>
    <style:style style:name="P26" style:family="paragraph">
      <loext:graphic-properties draw:fill="solid" draw:fill-color="#ffffff" draw:opacity="100%"/>
      <style:paragraph-properties fo:text-align="center" style:writing-mode="lr-tb"/>
      <style:text-properties fo:color="#c9211e" style:font-name="Linux Libertine G" fo:font-size="14pt" fo:font-style="normal" style:font-size-asian="14pt" style:font-style-asian="normal" style:font-size-complex="14pt" style:font-style-complex="normal"/>
    </style:style>
    <style:style style:name="P27" style:family="paragraph">
      <loext:graphic-properties draw:fill="solid" draw:fill-color="#ffffff" draw:opacity="100%"/>
      <style:paragraph-properties fo:text-align="center" style:writing-mode="lr-tb"/>
      <style:text-properties style:font-name="Linux Libertine G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8" style:family="paragraph">
      <loext:graphic-properties draw:fill="solid" draw:fill-color="#ffffff" draw:opacity="100%"/>
      <style:paragraph-properties fo:text-align="center" style:writing-mode="lr-tb"/>
      <style:text-properties fo:color="#069a2e" style:font-name="Linux Libertine G" fo:font-size="14pt" fo:font-style="normal" style:font-size-asian="14pt" style:font-style-asian="normal" style:font-size-complex="14pt" style:font-style-complex="normal"/>
    </style:style>
    <style:style style:name="T1" style:family="text">
      <style:text-properties style:font-name="Linux Libertine G"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808080" style:font-name="Linux Libertine G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bf0041" style:font-name="Linux Libertine G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bf0041" style:font-name="Linux Libertine G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c9211e" style:font-name="Linux Libertine G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font-name="Linux Libertine G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069a2e" style:font-name="Linux Libertine G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cm" svg:height="1cm" svg:x="10cm" svg:y="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cm" svg:y="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cm" svg:y="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1cm" svg:y="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1cm" svg:y="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0cm" svg:y="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0cm" svg:y="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2cm" svg:y="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cm" svg:height="3cm" svg:x="10cm" svg:y="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4" draw:layer="layout" svg:width="0.2cm" svg:height="0.2cm" svg:x="14.3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4.2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4.4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4.705cm" svg:y="6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4.506cm" svg:y="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5.107cm" svg:y="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4.708cm" svg:y="7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4.209cm" svg:y="7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6.11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5.911cm" svg:y="6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5.313cm" svg:y="6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016cm" svg:height="0.655cm" draw:transform="skewX (-0.161617488734675) rotate (-2.99673032567426) translate (15.8396459839294cm 5.78229961969622cm)" svg:viewBox="0 0 1017 656" svg:d="M189 629c289 121 195-209 489-145 326 70 314-183 336-311 46-259-540-192-546-30-11 292-392-9-445 243l-23 138 176 91z">
          <text:p/>
        </draw:path>
        <draw:path draw:style-name="gr6" draw:text-style-name="P1" draw:layer="layout" svg:width="0.592cm" svg:height="0.297cm" draw:transform="skewX (-0.577878515335322) rotate (2.22861092187156) translate (14.4667115938847cm 7.17279123890855cm)" svg:viewBox="0 0 593 298" svg:d="M9 293c172-79 335 75 514-39 182-116-35-378-171-185l-144 65-163 46-45 104z">
          <text:p/>
        </draw:path>
        <draw:path draw:style-name="gr6" draw:text-style-name="P1" draw:layer="layout" svg:width="0.587cm" svg:height="0.378cm" draw:transform="rotate (-2.89654842660979) translate (15.8468675018149cm 6.8254177831176cm)" svg:viewBox="0 0 588 379" svg:d="M139 356c143-29 291 105 413-64 122-166-98-254-210-283-139-36-305 43-342 184l3 142 118 42 33-30z">
          <text:p/>
        </draw:path>
        <draw:custom-shape draw:style-name="gr5" draw:text-style-name="P4" draw:layer="layout" svg:width="0.2cm" svg:height="0.2cm" svg:x="16.711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5cm" svg:x="18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1.5cm" svg:x="18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1.5cm" svg:x="19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1.5cm" svg:x="19.5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cm" svg:height="1.5cm" svg:x="18cm" svg:y="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8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9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20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8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9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20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8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9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20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3cm" svg:x="18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4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5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6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4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5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6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4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5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1cm" svg:x="16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3cm" svg:x="14cm" svg:y="5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cm" svg:height="1cm" svg:x="10cm" svg:y="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cm" svg:y="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1cm" svg:y="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2cm" svg:y="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1cm" svg:y="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1cm" svg:y="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0cm" svg:y="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0cm" svg:y="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2cm" svg:y="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cm" svg:height="3cm" svg:x="10cm" svg:y="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cm" svg:height="1cm" svg:x="14cm" svg:y="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6cm" svg:y="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5cm" svg:y="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6cm" svg:y="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5cm" svg:y="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5cm" svg:y="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4cm" svg:y="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4cm" svg:y="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6cm" svg:y="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5cm" svg:y="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cm" svg:height="3cm" svg:x="14cm" svg:y="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cm" svg:height="1cm" svg:x="18cm" svg:y="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0cm" svg:y="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19cm" svg:y="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cm" svg:height="1cm" svg:x="20cm" svg:y="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9cm" svg:y="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9cm" svg:y="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8cm" svg:y="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8cm" svg:y="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20cm" svg:y="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19cm" svg:y="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1cm" svg:x="20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cm" svg:height="3cm" svg:x="18cm" svg:y="12cm">
            <text:p/>
            <draw:enhanced-geometry svg:viewBox="0 0 21600 21600" draw:type="rectangle" draw:enhanced-path="M 0 0 L 21600 0 21600 21600 0 21600 0 0 Z N"/>
          </draw:custom-shape>
        </draw:g>
        <draw:line draw:style-name="gr10" draw:text-style-name="P5" draw:layer="layout" svg:x1="11.5cm" svg:y1="8.5cm" svg:x2="11.5cm" svg:y2="11.5cm">
          <text:p/>
        </draw:line>
        <draw:line draw:style-name="gr11" draw:text-style-name="P5" draw:layer="layout" svg:x1="15.5cm" svg:y1="8.491cm" svg:x2="15.5cm" svg:y2="11.491cm">
          <text:p/>
        </draw:line>
        <draw:line draw:style-name="gr11" draw:text-style-name="P5" draw:layer="layout" svg:x1="19.5cm" svg:y1="8.482cm" svg:x2="19.5cm" svg:y2="11.482cm">
          <text:p/>
        </draw:line>
        <draw:frame draw:style-name="gr12" draw:text-style-name="P7" draw:layer="layout" svg:width="2.7cm" svg:height="0.762cm" svg:x="14.15cm" svg:y="9.6cm">
          <draw:text-box>
            <text:p text:style-name="P6"><text:span text:style-name="T1">Upscaling</text:span></text:p>
          </draw:text-box>
        </draw:frame>
        <draw:frame draw:style-name="gr12" draw:text-style-name="P7" draw:layer="layout" svg:width="2.7cm" svg:height="0.762cm" svg:x="18.15cm" svg:y="9.6cm">
          <draw:text-box>
            <text:p text:style-name="P6"><text:span text:style-name="T1">Downscaling</text:span></text:p>
          </draw:text-box>
        </draw:frame>
        <draw:custom-shape draw:style-name="gr13" draw:text-style-name="P8" draw:layer="layout" svg:width="1cm" svg:height="1cm" svg:x="14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cm" svg:y="2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cm" svg:y="2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cm" svg:height="1cm" svg:x="15cm" svg:y="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cm" svg:height="1cm" svg:x="15cm" svg:y="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cm" svg:height="1cm" svg:x="14cm" svg:y="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cm" svg:height="1cm" svg:x="14cm" svg:y="2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cm" svg:height="1cm" svg:x="16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cm" svg:height="1cm" svg:x="16cm" svg:y="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cm" svg:height="1cm" svg:x="15cm" svg:y="2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3cm" svg:x="14cm" svg:y="18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5.5cm" svg:y1="15.7cm" svg:x2="15.5cm" svg:y2="17.7cm">
          <text:p/>
        </draw:line>
        <draw:frame draw:style-name="gr12" draw:text-style-name="P7" draw:layer="layout" svg:width="3.55cm" svg:height="0.762cm" svg:x="13.7cm" svg:y="16.2cm">
          <draw:text-box>
            <text:p text:style-name="P6"><text:span text:style-name="T1">How to combine ?</text:span></text:p>
          </draw:text-box>
        </draw:frame>
        <draw:line draw:style-name="gr16" draw:text-style-name="P5" draw:layer="layout" svg:x1="15.5cm" svg:y1="15.7cm" svg:x2="19.5cm" svg:y2="15.7cm">
          <text:p/>
        </draw:line>
        <draw:line draw:style-name="gr16" draw:text-style-name="P5" draw:layer="layout" svg:x1="11.5cm" svg:y1="15.7cm" svg:x2="15.5cm" svg:y2="15.7cm">
          <text:p/>
        </draw:line>
        <draw:line draw:style-name="gr16" draw:text-style-name="P5" draw:layer="layout" svg:x1="11.5cm" svg:y1="15.7cm" svg:x2="11.5cm" svg:y2="15.4cm">
          <text:p/>
        </draw:line>
        <draw:line draw:style-name="gr16" draw:text-style-name="P5" draw:layer="layout" svg:x1="15.5cm" svg:y1="15.7cm" svg:x2="15.5cm" svg:y2="15.4cm">
          <text:p/>
        </draw:line>
        <draw:line draw:style-name="gr16" draw:text-style-name="P5" draw:layer="layout" svg:x1="19.5cm" svg:y1="15.7cm" svg:x2="19.5cm" svg:y2="15.4cm">
          <text:p/>
        </draw:line>
        <draw:custom-shape draw:style-name="gr17" draw:text-style-name="P1" draw:layer="layout" svg:width="3cm" svg:height="3cm" svg:x="3.5cm" svg:y="25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cm" svg:height="3cm" svg:x="6.5cm" svg:y="28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cm" svg:height="3cm" svg:x="6.5cm" svg:y="28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cm" svg:height="3cm" svg:x="3.5cm" svg:y="28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cm" svg:height="6cm" svg:x="3.5cm" svg:y="25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cm" svg:height="3cm" svg:x="21.5cm" svg:y="25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cm" svg:height="3cm" svg:x="24.5cm" svg:y="28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cm" svg:height="3cm" svg:x="24.5cm" svg:y="28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cm" svg:height="3cm" svg:x="21.5cm" svg:y="28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cm" svg:height="6cm" svg:x="21.5cm" svg:y="25.3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1cm" svg:height="0.5cm" svg:x="4.5cm" svg:y="26.55cm">
          <draw:text-box>
            <text:p text:style-name="P6"><text:span text:style-name="T1">0.5</text:span></text:p>
          </draw:text-box>
        </draw:frame>
        <draw:frame draw:style-name="gr22" draw:text-style-name="P7" draw:layer="layout" svg:width="1cm" svg:height="0.5cm" svg:x="7.5cm" svg:y="29.55cm">
          <draw:text-box>
            <text:p text:style-name="P6"><text:span text:style-name="T1">0.7</text:span></text:p>
          </draw:text-box>
        </draw:frame>
        <draw:frame draw:style-name="gr22" draw:text-style-name="P7" draw:layer="layout" svg:width="1cm" svg:height="0.5cm" svg:x="4.5cm" svg:y="29.55cm">
          <draw:text-box>
            <text:p text:style-name="P6"><text:span text:style-name="T1">0.9</text:span></text:p>
          </draw:text-box>
        </draw:frame>
        <draw:line draw:style-name="gr23" draw:text-style-name="P5" draw:layer="layout" svg:x1="15.5cm" svg:y1="21.5cm" svg:x2="15.5cm" svg:y2="23.5cm">
          <text:p/>
        </draw:line>
        <draw:line draw:style-name="gr16" draw:text-style-name="P5" draw:layer="layout" svg:x1="6.5cm" svg:y1="23.5cm" svg:x2="15.5cm" svg:y2="23.5cm">
          <text:p/>
        </draw:line>
        <draw:line draw:style-name="gr11" draw:text-style-name="P5" draw:layer="layout" svg:x1="6.5cm" svg:y1="23.5cm" svg:x2="6.5cm" svg:y2="24.5cm">
          <text:p/>
        </draw:line>
        <draw:line draw:style-name="gr11" draw:text-style-name="P5" draw:layer="layout" svg:x1="24.5cm" svg:y1="23.491cm" svg:x2="24.5cm" svg:y2="24.491cm">
          <text:p/>
        </draw:line>
        <draw:frame draw:style-name="gr22" draw:text-style-name="P7" draw:layer="layout" svg:width="1cm" svg:height="0.5cm" svg:x="22.5cm" svg:y="26.55cm">
          <draw:text-box>
            <text:p text:style-name="P6"><text:span text:style-name="T1">1</text:span></text:p>
          </draw:text-box>
        </draw:frame>
        <draw:frame draw:style-name="gr22" draw:text-style-name="P7" draw:layer="layout" svg:width="1cm" svg:height="0.5cm" svg:x="22.5cm" svg:y="29.55cm">
          <draw:text-box>
            <text:p text:style-name="P6"><text:span text:style-name="T1">1</text:span></text:p>
          </draw:text-box>
        </draw:frame>
        <draw:frame draw:style-name="gr22" draw:text-style-name="P7" draw:layer="layout" svg:width="1cm" svg:height="0.5cm" svg:x="25.5cm" svg:y="29.55cm">
          <draw:text-box>
            <text:p text:style-name="P6"><text:span text:style-name="T1">1</text:span></text:p>
          </draw:text-box>
        </draw:frame>
        <draw:frame draw:style-name="gr12" draw:text-style-name="P7" draw:layer="layout" svg:width="3.4cm" svg:height="0.762cm" svg:x="13.8cm" svg:y="22.1cm">
          <draw:text-box>
            <text:p text:style-name="P6"><text:span text:style-name="T1">Which variable ?</text:span></text:p>
          </draw:text-box>
        </draw:frame>
        <draw:frame draw:style-name="gr24" draw:text-style-name="P13" draw:layer="layout" svg:width="6cm" svg:height="0.762cm" svg:x="3.5cm" svg:y="24.569cm">
          <draw:text-box>
            <text:p text:style-name="P6"><text:span text:style-name="T1">Density</text:span></text:p>
          </draw:text-box>
        </draw:frame>
        <draw:frame draw:style-name="gr24" draw:text-style-name="P13" draw:layer="layout" svg:width="6cm" svg:height="0.762cm" svg:x="21.5cm" svg:y="24.569cm">
          <draw:text-box>
            <text:p text:style-name="P6"><text:span text:style-name="T1">Presence</text:span></text:p>
          </draw:text-box>
        </draw:frame>
        <draw:frame draw:style-name="gr22" draw:text-style-name="P7" draw:layer="layout" svg:width="1cm" svg:height="0.5cm" svg:x="7.5cm" svg:y="26.6cm">
          <draw:text-box>
            <text:p text:style-name="P6"><text:span text:style-name="T1">0</text:span></text:p>
          </draw:text-box>
        </draw:frame>
        <draw:frame draw:style-name="gr22" draw:text-style-name="P7" draw:layer="layout" svg:width="1cm" svg:height="0.5cm" svg:x="25.5cm" svg:y="26.6cm">
          <draw:text-box>
            <text:p text:style-name="P6"><text:span text:style-name="T1">0</text:span></text:p>
          </draw:text-box>
        </draw:frame>
        <draw:line draw:style-name="gr16" draw:text-style-name="P5" draw:layer="layout" svg:x1="15.5cm" svg:y1="23.5cm" svg:x2="24.5cm" svg:y2="23.5cm">
          <text:p/>
        </draw:line>
        <draw:custom-shape draw:style-name="gr25" draw:text-style-name="P14" draw:layer="layout" svg:width="3cm" svg:height="3cm" svg:x="2cm" svg:y="4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cm" svg:height="3cm" svg:x="5cm" svg:y="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3cm" svg:height="3cm" svg:x="2cm" svg:y="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3cm" svg:height="3cm" svg:x="5cm" svg:y="4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cm" svg:height="6cm" svg:x="2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3cm" svg:height="3cm" svg:x="3.5cm" svg:y="4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cm" svg:height="3cm" svg:x="6.5cm" svg:y="4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3cm" svg:height="3cm" svg:x="3.5cm" svg:y="4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3cm" svg:height="3cm" svg:x="6.5cm" svg:y="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cm" svg:height="6cm" svg:x="3.5cm" svg:y="43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16" draw:layer="layout" svg:width="3cm" svg:height="3cm" svg:x="5cm" svg:y="4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3cm" svg:height="3cm" svg:x="8cm" svg:y="4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3cm" svg:height="3cm" svg:x="5cm" svg:y="4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7" draw:layer="layout" svg:width="3cm" svg:height="3cm" svg:x="8cm" svg:y="4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6cm" svg:height="6cm" svg:x="5cm" svg:y="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6" draw:layer="layout" svg:width="3cm" svg:height="3cm" svg:x="21.5cm" svg:y="4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3cm" svg:height="3cm" svg:x="24.5cm" svg:y="4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3cm" svg:height="3cm" svg:x="21.5cm" svg:y="4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7" draw:layer="layout" svg:width="3cm" svg:height="3cm" svg:x="24.5cm" svg:y="4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6cm" svg:height="6cm" svg:x="21.5cm" svg:y="43cm">
            <text:p/>
            <draw:enhanced-geometry svg:viewBox="0 0 21600 21600" draw:type="rectangle" draw:enhanced-path="M 0 0 L 21600 0 21600 21600 0 21600 0 0 Z N"/>
          </draw:custom-shape>
        </draw:g>
        <draw:line draw:style-name="gr32" draw:text-style-name="P5" draw:layer="layout" svg:x1="2cm" svg:y1="50.7cm" svg:x2="11.2cm" svg:y2="50.7cm">
          <text:p/>
        </draw:line>
        <draw:line draw:style-name="gr33" draw:text-style-name="P5" draw:layer="layout" svg:x1="2cm" svg:y1="50.9cm" svg:x2="2cm" svg:y2="50.5cm">
          <text:p/>
        </draw:line>
        <draw:line draw:style-name="gr33" draw:text-style-name="P5" draw:layer="layout" svg:x1="5cm" svg:y1="50.9cm" svg:x2="5cm" svg:y2="50.5cm">
          <text:p/>
        </draw:line>
        <draw:line draw:style-name="gr33" draw:text-style-name="P5" draw:layer="layout" svg:x1="8cm" svg:y1="50.9cm" svg:x2="8cm" svg:y2="50.5cm">
          <text:p/>
        </draw:line>
        <draw:frame draw:style-name="gr34" draw:text-style-name="P21" draw:layer="layout" svg:width="3cm" svg:height="1.027cm" svg:x="9.4cm" svg:y="49.473cm">
          <draw:text-box>
            <text:p text:style-name="P6"><text:span text:style-name="T2">t</text:span></text:p>
          </draw:text-box>
        </draw:frame>
        <draw:line draw:style-name="gr11" draw:text-style-name="P5" draw:layer="layout" svg:x1="12cm" svg:y1="46cm" svg:x2="21cm" svg:y2="46cm">
          <text:p/>
        </draw:line>
        <draw:frame draw:style-name="gr35" draw:text-style-name="P7" draw:layer="layout" svg:width="4cm" svg:height="1.2cm" svg:x="14.5cm" svg:y="45.4cm">
          <draw:text-box>
            <text:p text:style-name="P6"><text:span text:style-name="T1">Extract bioclimatic variables of interest</text:span></text:p>
          </draw:text-box>
        </draw:frame>
      </draw:page>
      <draw:page draw:name="page2" draw:style-name="dp1" draw:master-page-name="Standard">
        <draw:line draw:style-name="gr36" draw:text-style-name="P5" draw:layer="layout" svg:x1="8.521cm" svg:y1="37cm" svg:x2="10.021cm" svg:y2="37cm">
          <text:p/>
        </draw:line>
        <draw:line draw:style-name="gr37" draw:text-style-name="P5" draw:layer="layout" svg:x1="22.521cm" svg:y1="37cm" svg:x2="21.021cm" svg:y2="37cm">
          <text:p/>
        </draw:line>
        <draw:custom-shape draw:style-name="gr38" draw:text-style-name="P23" draw:layer="layout" svg:width="4cm" svg:height="2cm" svg:x="10.521cm" svg:y="36cm">
          <text:p text:style-name="P22"><text:span text:style-name="T3">Fitness,</text:span></text:p>
          <text:p text:style-name="P22"><text:span text:style-name="T3">biomass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draw:layer="layout" svg:width="4cm" svg:height="2cm" svg:x="16.522cm" svg:y="35.901cm">
          <text:p text:style-name="P24"><text:span text:style-name="T4">Prob. of </text:span></text:p>
          <text:p text:style-name="P24"><text:span text:style-name="T4">pres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5" draw:layer="layout" svg:x1="15.521cm" svg:y1="35cm" svg:x2="15.521cm" svg:y2="28.3cm">
          <text:p/>
        </draw:line>
        <draw:line draw:style-name="gr39" draw:text-style-name="P5" draw:layer="layout" svg:x1="12.521cm" svg:y1="35cm" svg:x2="18.521cm" svg:y2="35cm">
          <text:p/>
        </draw:line>
        <draw:line draw:style-name="gr39" draw:text-style-name="P5" draw:layer="layout" svg:x1="12.521cm" svg:y1="35cm" svg:x2="12.521cm" svg:y2="35.5cm">
          <text:p/>
        </draw:line>
        <draw:line draw:style-name="gr39" draw:text-style-name="P5" draw:layer="layout" svg:x1="18.521cm" svg:y1="35cm" svg:x2="18.521cm" svg:y2="35.5cm">
          <text:p/>
        </draw:line>
        <draw:line draw:style-name="gr36" draw:text-style-name="P5" draw:layer="layout" svg:x1="15.521cm" svg:y1="28.3cm" svg:x2="10.121cm" svg:y2="28.3cm">
          <text:p/>
        </draw:line>
        <draw:frame draw:style-name="gr40" draw:text-style-name="P26" draw:layer="layout" svg:width="4cm" svg:height="1cm" svg:x="13.521cm" svg:y="31cm">
          <draw:text-box>
            <text:p text:style-name="P6"><text:span text:style-name="T5">Model evaluation</text:span></text:p>
          </draw:text-box>
        </draw:frame>
        <draw:line draw:style-name="gr41" draw:text-style-name="P5" draw:layer="layout" svg:x1="15.535cm" svg:y1="28.3cm" svg:x2="21.021cm" svg:y2="28.3cm">
          <text:p/>
        </draw:line>
        <draw:frame draw:style-name="gr40" draw:text-style-name="P26" draw:layer="layout" svg:width="2.5cm" svg:height="1cm" svg:x="17.021cm" svg:y="27.8cm">
          <draw:text-box>
            <text:p text:style-name="P6"><text:span text:style-name="T5">Threshold</text:span></text:p>
          </draw:text-box>
        </draw:frame>
      </draw:page>
      <draw:page draw:name="page3" draw:style-name="dp1" draw:master-page-name="Standard">
        <draw:frame draw:style-name="gr42" draw:text-style-name="P27" draw:layer="layout" svg:width="3cm" svg:height="2.052cm" svg:x="23.021cm" svg:y="35.974cm">
          <draw:text-box>
            <text:p text:style-name="P6"><text:span text:style-name="T6">CSDMs</text:span></text:p>
          </draw:text-box>
        </draw:frame>
        <draw:frame draw:style-name="gr42" draw:text-style-name="P27" draw:layer="layout" svg:width="3cm" svg:height="2.052cm" svg:x="5.021cm" svg:y="35.974cm">
          <draw:text-box>
            <text:p text:style-name="P6"><text:span text:style-name="T6">PBMs</text:span></text:p>
          </draw:text-box>
        </draw:frame>
        <draw:line draw:style-name="gr43" draw:text-style-name="P5" draw:layer="layout" svg:x1="6.521cm" svg:y1="41.5cm" svg:x2="6.521cm" svg:y2="38.5cm">
          <text:p/>
        </draw:line>
        <draw:line draw:style-name="gr43" draw:text-style-name="P5" draw:layer="layout" svg:x1="24.521cm" svg:y1="42.5cm" svg:x2="24.521cm" svg:y2="38.5cm">
          <text:p/>
        </draw:line>
        <draw:line draw:style-name="gr44" draw:text-style-name="P6" draw:layer="layout" svg:x1="6.521cm" svg:y1="31.7cm" svg:x2="6.521cm" svg:y2="35.5cm">
          <text:p/>
        </draw:line>
        <draw:line draw:style-name="gr45" draw:text-style-name="P6" draw:layer="layout" svg:x1="24.521cm" svg:y1="31.7cm" svg:x2="24.521cm" svg:y2="35.5cm">
          <text:p/>
        </draw:line>
        <draw:frame draw:style-name="gr46" draw:text-style-name="P28" draw:layer="layout" svg:width="4cm" svg:height="1cm" svg:x="4.521cm" svg:y="33cm">
          <draw:text-box>
            <text:p text:style-name="P6"><text:span text:style-name="T7">Inverse modelling</text:span></text:p>
          </draw:text-box>
        </draw:frame>
        <draw:frame draw:style-name="gr46" draw:text-style-name="P28" draw:layer="layout" svg:width="2cm" svg:height="1cm" svg:x="23.521cm" svg:y="33cm">
          <draw:text-box>
            <text:p text:style-name="P6"><text:span text:style-name="T7">Fitting</text:span></text:p>
          </draw:text-box>
        </draw:frame>
      </draw:page>
      <draw:page draw:name="page4" draw:style-name="dp1" draw:master-page-name="Standard">
        <draw:g>
          <draw:custom-shape draw:style-name="gr27" draw:text-style-name="P16" draw:layer="layout" svg:width="3cm" svg:height="3cm" svg:x="21.009cm" svg:y="16.39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3cm" svg:height="3cm" svg:x="24.009cm" svg:y="16.39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3cm" svg:height="3cm" svg:x="21.009cm" svg:y="19.39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7" draw:layer="layout" svg:width="3cm" svg:height="3cm" svg:x="24.009cm" svg:y="19.39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6cm" svg:height="6cm" svg:x="21.009cm" svg:y="16.392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7" draw:layer="layout" svg:width="4cm" svg:height="0.5cm" svg:x="22.009cm" svg:y="19.192cm">
          <draw:text-box>
            <text:p text:style-name="P6"><text:span text:style-name="T1">Climate resolution</text:span></text:p>
          </draw:text-box>
        </draw:frame>
        <draw:line draw:style-name="gr47" draw:text-style-name="P5" draw:layer="layout" svg:x1="20.809cm" svg:y1="19.492cm" svg:x2="17.509cm" svg:y2="22.49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3" draw:display-name="Dashed (var) 3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draw:marker-end-width="0.2cm" draw:marker-end-center="false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2T10:47:29.360000000</meta:creation-date>
    <dc:date>2022-01-12T20:16:17.573000000</dc:date>
    <meta:editing-duration>P1DT13H33M11S</meta:editing-duration>
    <meta:editing-cycles>217</meta:editing-cycles>
    <meta:generator>LibreOffice/6.4.0.3$Windows_X86_64 LibreOffice_project/b0a288ab3d2d4774cb44b62f04d5d28733ac6df8</meta:generator>
    <meta:document-statistic meta:object-count="194"/>
  </office:meta>
</office:document-meta>
</file>